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AllCM.addElement( XSElementDecl element , boolean is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AllCM.whatCanGoHere( int [ ]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AllCM.isCompactedForUP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llCM.checkUniqueParticleAttribution( SubstitutionGroupHandler subGroup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AllCM.findMatchingDecl( QName elementName , SubstitutionGroupHandler subGroup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AllCM.XSAllCM( boolean hasOptionalContent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AllCM.endContentModel( int [ ] currentSt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AllCM.startContent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AllCM.oneTransition( QName elementName , int [ ] currentState , SubstitutionGroupHandler subGroup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